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43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15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7.251cm"/>
    </style:style>
    <style:style style:name="co6" style:family="table-column">
      <style:table-column-properties fo:break-before="auto" style:column-width="10.984cm"/>
    </style:style>
    <style:style style:name="co7" style:family="table-column">
      <style:table-column-properties fo:break-before="auto" style:column-width="4.937cm"/>
    </style:style>
    <style:style style:name="co8" style:family="table-column">
      <style:table-column-properties fo:break-before="auto" style:column-width="4.941cm"/>
    </style:style>
    <style:style style:name="co9" style:family="table-column">
      <style:table-column-properties fo:break-before="auto" style:column-width="3.84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26cm"/>
    </style:style>
    <style:style style:name="co12" style:family="table-column">
      <style:table-column-properties fo:break-before="auto" style:column-width="17.81cm"/>
    </style:style>
    <style:style style:name="co13" style:family="table-column">
      <style:table-column-properties fo:break-before="auto" style:column-width="18.6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b2b2b2"/>
    </style:style>
    <style:style style:name="ce7" style:family="table-cell" style:parent-style-name="Default">
      <style:text-properties fo:color="#b2b2b2"/>
    </style:style>
    <style:style style:name="ce8" style:family="table-cell" style:parent-style-name="Default" style:data-style-name="N111">
      <style:text-properties fo:font-weight="bold" style:font-weight-asian="bold" style:font-weight-complex="bold"/>
    </style:style>
    <style:style style:name="ce9" style:family="table-cell" style:parent-style-name="Default" style:data-style-name="N111"/>
    <style:style style:name="ce10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2">
      <style:text-properties fo:font-weight="bold" style:font-weight-asian="bold" style:font-weight-complex="bold"/>
    </style:style>
    <style:style style:name="ce12" style:family="table-cell" style:parent-style-name="Default" style:data-style-name="N102"/>
  </office:automatic-styles>
  <office:body>
    <office:spreadsheet>
      <table:calculation-settings table:automatic-find-labels="false" table:use-regular-expressions="false" table:use-wildcards="true"/>
      <table:table table:name="logicbo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0" table:default-cell-style-name="ce9"/>
        <table:table-column table:style-name="co10" table:default-cell-style-name="ce12"/>
        <table:table-column table:style-name="co11" table:default-cell-style-name="ce9"/>
        <table:table-column table:style-name="co11" table:default-cell-style-name="ce12"/>
        <table:table-column table:style-name="co12" table:default-cell-style-name="Default"/>
        <table:table-column table:style-name="co13" table:default-cell-style-name="Default"/>
        <table:table-column table:style-name="co10" table:number-columns-repeated="48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/>
          <table:table-cell table:style-name="ce2" office:value-type="string" calcext:value-type="string">
            <text:p>Reference(s)</text:p>
          </table:table-cell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LibPart</text:p>
          </table:table-cell>
          <table:table-cell table:style-name="ce1" office:value-type="string" calcext:value-type="string">
            <text:p>Footprint</text:p>
          </table:table-cell>
          <table:table-cell table:style-name="ce4" office:value-type="string" calcext:value-type="string">
            <text:p>MPN Base</text:p>
          </table:table-cell>
          <table:table-cell table:style-name="ce1" office:value-type="string" calcext:value-type="string">
            <text:p>MPN Delux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Order</text:p>
          </table:table-cell>
          <table:table-cell table:style-name="ce8" office:value-type="string" calcext:value-type="string">
            <text:p>Price</text:p>
          </table:table-cell>
          <table:table-cell table:style-name="ce11" office:value-type="string" calcext:value-type="string">
            <text:p>Total</text:p>
          </table:table-cell>
          <table:table-cell table:style-name="ce8" office:value-type="string" calcext:value-type="string">
            <text:p>Price Upg.</text:p>
          </table:table-cell>
          <table:table-cell table:style-name="ce11" office:value-type="string" calcext:value-type="string">
            <text:p>Total Upgr.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Datasheet</text:p>
          </table:table-cell>
          <table:table-cell table:style-name="ce1" table:number-columns-repeated="48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101, C102, C103, C105, C106, C107, C110, C111, C112, C113, C114, C115, C116, C118, C120, C121, C122, C123, C124, C200, C201, C210, C211, C220, C221, C230, C231, C251, C257, C260, C261, C264, C265, C266, C280, C300, C301, C302, C309, C310, C311, C316, C317, C318, C319, C401, C402, C403, C411, C412, C413, C421, C422, C423, C431, C432, C433, C451, C452, C454, C455, C456, C461, C462, C463, C464, C465, C467, C469, C500, C501, C502, C503, C512, C522, C532, C54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0402YC104MAT2A</text:p>
          </table:table-cell>
          <table:table-cell/>
          <table:table-cell office:value-type="string" calcext:value-type="string">
            <text:p>AVX Corporation</text:p>
          </table:table-cell>
          <table:table-cell office:value-type="float" office:value="77" calcext:value-type="float">
            <text:p>77</text:p>
          </table:table-cell>
          <table:table-cell office:value-type="float" office:value="1200" calcext:value-type="float">
            <text:p>1200</text:p>
          </table:table-cell>
          <table:table-cell office:value-type="currency" office:currency="CAD" office:value="0.00523" calcext:value-type="currency">
            <text:p>$0.005</text:p>
          </table:table-cell>
          <table:table-cell table:formula="of:=[.L2]*[.J2]" office:value-type="currency" office:currency="CAD" office:value="0.40271" calcext:value-type="currency">
            <text:p>$0.40</text:p>
          </table:table-cell>
          <table:table-cell/>
          <table:table-cell table:formula="of:=IF([.N2]&gt;0;[.N2];[.L2])*[.J2]" office:value-type="currency" office:currency="CAD" office:value="0.40271" calcext:value-type="currency">
            <text:p>$0.40</text:p>
          </table:table-cell>
          <table:table-cell table:style-name="ce1" office:value-type="string" calcext:value-type="string">
            <text:p>https://www.digikey.com/product-detail/en/avx-corporation/0402YC104MAT2A/478-0402YC104MAT2ACT-ND/11570233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104, C117, C150, C151, C152, C153, C154, C155, C156, C157, C158, C159, C160, C161, C162, C163, C164, C165, C166, C167, C168, C169, C170, C250, C255, C303, C304, C308, C315, C400, C410, C420, C430, C440, C441, C442, C443, C445, C460, C533, C54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JMK107ABJ106MA-T </text:p>
          </table:table-cell>
          <table:table-cell/>
          <table:table-cell office:value-type="string" calcext:value-type="string">
            <text:p>Taiyo Yuden</text:p>
          </table:table-cell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currency" office:currency="CAD" office:value="0.03164" calcext:value-type="currency">
            <text:p>$0.032</text:p>
          </table:table-cell>
          <table:table-cell table:formula="of:=[.L3]*[.J3]" office:value-type="currency" office:currency="CAD" office:value="1.29724" calcext:value-type="currency">
            <text:p>$1.30</text:p>
          </table:table-cell>
          <table:table-cell/>
          <table:table-cell table:formula="of:=IF([.N3]&gt;0;[.N3];[.L3])*[.J3]" office:value-type="currency" office:currency="CAD" office:value="1.29724" calcext:value-type="currency">
            <text:p>$1.30</text:p>
          </table:table-cell>
          <table:table-cell table:style-name="ce1" office:value-type="string" calcext:value-type="string">
            <text:p>https://www.digikey.com/product-detail/en/taiyo-yuden/JMK107ABJ106MA-T/587-5869-1-ND/7674989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108, C109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L05C120JB5NNNC</text:p>
          </table:table-cell>
          <table:table-cell/>
          <table:table-cell office:value-type="string" calcext:value-type="string">
            <text:p>Samsung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currency" office:currency="CAD" office:value="0.026" calcext:value-type="currency">
            <text:p>$0.026</text:p>
          </table:table-cell>
          <table:table-cell table:formula="of:=[.L4]*[.J4]" office:value-type="currency" office:currency="CAD" office:value="0.052" calcext:value-type="currency">
            <text:p>$0.05</text:p>
          </table:table-cell>
          <table:table-cell/>
          <table:table-cell table:formula="of:=IF([.N4]&gt;0;[.N4];[.L4])*[.J4]" office:value-type="currency" office:currency="CAD" office:value="0.052" calcext:value-type="currency">
            <text:p>$0.05</text:p>
          </table:table-cell>
          <table:table-cell table:style-name="ce1" office:value-type="string" calcext:value-type="string">
            <text:p>https://www.digikey.com/product-detail/en/samsung-electro-mechanics/CL05C120JB5NNNC/1276-1178-1-ND/3889264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119, C125, C126, C127</text:p>
          </table:table-cell>
          <table:table-cell office:value-type="string" calcext:value-type="string">
            <text:p>4.7uF/35V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CL21A475KLCLQNC</text:p>
          </table:table-cell>
          <table:table-cell/>
          <table:table-cell office:value-type="string" calcext:value-type="string">
            <text:p>Samsung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currency" office:currency="CAD" office:value="0.0786" calcext:value-type="currency">
            <text:p>$0.079</text:p>
          </table:table-cell>
          <table:table-cell table:formula="of:=[.L5]*[.J5]" office:value-type="currency" office:currency="CAD" office:value="0.3144" calcext:value-type="currency">
            <text:p>$0.31</text:p>
          </table:table-cell>
          <table:table-cell/>
          <table:table-cell table:formula="of:=IF([.N5]&gt;0;[.N5];[.L5])*[.J5]" office:value-type="currency" office:currency="CAD" office:value="0.3144" calcext:value-type="currency">
            <text:p>$0.31</text:p>
          </table:table-cell>
          <table:table-cell table:style-name="ce1" office:value-type="string" calcext:value-type="string">
            <text:p>https://www.digikey.com/product-detail/en/samsung-electro-mechanics/CL21A475KLCLQNC/1276-6722-1-ND/5961581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198, C199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antalum_SMD:CP_EIA-3216-10_Kemet-I</text:p>
          </table:table-cell>
          <table:table-cell table:style-name="ce6" office:value-type="string" calcext:value-type="string">
            <text:p>DNP</text:p>
          </table:table-cell>
          <table:table-cell table:number-columns-repeated="2" table:style-name="ce7" office:value-type="string" calcext:value-type="string">
            <text:p>DNP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L6]*[.J6]" office:value-type="currency" office:currency="CAD" office:value="0" calcext:value-type="currency">
            <text:p>$0.00</text:p>
          </table:table-cell>
          <table:table-cell/>
          <table:table-cell table:formula="of:=IF([.N6]&gt;0;[.N6];[.L6])*[.J6]" office:value-type="currency" office:currency="CAD" office:value="0" calcext:value-type="currency">
            <text:p>$0.00</text:p>
          </table:table-cell>
          <table:table-cell/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52, C253, C258, C259, C305, C306, C307, C312, C313, C314, C404, C405, C406, C414, C415, C424, C425, C426, C434, C435, C504, C505, C506, C507, C510, C511, C520, C521, C530, C531, C540, C54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‎CL05B103KO5NNNC‎</text:p>
          </table:table-cell>
          <table:table-cell/>
          <table:table-cell office:value-type="string" calcext:value-type="string">
            <text:p>Samsung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currency" office:currency="CAD" office:value="0.00658" calcext:value-type="currency">
            <text:p>$0.007</text:p>
          </table:table-cell>
          <table:table-cell table:formula="of:=[.L7]*[.J7]" office:value-type="currency" office:currency="CAD" office:value="0.21056" calcext:value-type="currency">
            <text:p>$0.21</text:p>
          </table:table-cell>
          <table:table-cell/>
          <table:table-cell table:formula="of:=IF([.N7]&gt;0;[.N7];[.L7])*[.J7]" office:value-type="currency" office:currency="CAD" office:value="0.21056" calcext:value-type="currency">
            <text:p>$0.21</text:p>
          </table:table-cell>
          <table:table-cell table:style-name="ce1" office:value-type="string" calcext:value-type="string">
            <text:p>https://www.digikey.com/product-detail/en/samsung-electro-mechanics/CL05B103KO5NNNC/1276-1051-1-ND/3889137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LED_RED_GREEN</text:p>
          </table:table-cell>
          <table:table-cell office:value-type="string" calcext:value-type="string">
            <text:p>Device:LED_Dual_CACA</text:p>
          </table:table-cell>
          <table:table-cell office:value-type="string" calcext:value-type="string">
            <text:p>KiCAD_Magic:LED_0805_DUAL</text:p>
          </table:table-cell>
          <table:table-cell office:value-type="string" calcext:value-type="string">
            <text:p>IN-S85DATRG</text:p>
          </table:table-cell>
          <table:table-cell/>
          <table:table-cell office:value-type="string" calcext:value-type="string">
            <text:p>Inolux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currency" office:currency="CAD" office:value="0.291" calcext:value-type="currency">
            <text:p>$0.291</text:p>
          </table:table-cell>
          <table:table-cell table:formula="of:=[.L8]*[.J8]" office:value-type="currency" office:currency="CAD" office:value="0.291" calcext:value-type="currency">
            <text:p>$0.29</text:p>
          </table:table-cell>
          <table:table-cell/>
          <table:table-cell table:formula="of:=IF([.N8]&gt;0;[.N8];[.L8])*[.J8]" office:value-type="currency" office:currency="CAD" office:value="0.291" calcext:value-type="currency">
            <text:p>$0.29</text:p>
          </table:table-cell>
          <table:table-cell table:style-name="ce1" office:value-type="string" calcext:value-type="string">
            <text:p>https://www.mouser.com/ProductDetail/743-IN-S85DATRG</text:p>
          </table:table-cell>
          <table:table-cell office:value-type="string" calcext:value-type="string">
            <text:p>http://www.inolux-corp.com/datasheet/SMDLED/Bi-Color%20Top%20View/IN-S85DATRG_V1.0.pdf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2, D3, D4, D5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Device:LED_ALT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SML-D13M8WT86</text:p>
          </table:table-cell>
          <table:table-cell/>
          <table:table-cell office:value-type="string" calcext:value-type="string">
            <text:p>Rohm Semiconductor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currency" office:currency="CAD" office:value="0.193" calcext:value-type="currency">
            <text:p>$0.193</text:p>
          </table:table-cell>
          <table:table-cell table:formula="of:=[.L9]*[.J9]" office:value-type="currency" office:currency="CAD" office:value="0.772" calcext:value-type="currency">
            <text:p>$0.77</text:p>
          </table:table-cell>
          <table:table-cell/>
          <table:table-cell table:formula="of:=IF([.N9]&gt;0;[.N9];[.L9])*[.J9]" office:value-type="currency" office:currency="CAD" office:value="0.772" calcext:value-type="currency">
            <text:p>$0.77</text:p>
          </table:table-cell>
          <table:table-cell table:style-name="ce1" office:value-type="string" calcext:value-type="string">
            <text:p>https://www.mouser.com/ProductDetail/755-SML-D13M8WT86</text:p>
          </table:table-cell>
          <table:table-cell office:value-type="string" calcext:value-type="string">
            <text:p>https://d1d2qsbl8m0m72.cloudfront.net/en/products/databook/datasheet/opto/led/chip_mono/sml-d12x8_d13x8-e.pdf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6</text:p>
          </table:table-cell>
          <table:table-cell office:value-type="string" calcext:value-type="string">
            <text:p>SS24FL</text:p>
          </table:table-cell>
          <table:table-cell office:value-type="string" calcext:value-type="string">
            <text:p>Device:D_Schottky_ALT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SS24FL</text:p>
          </table:table-cell>
          <table:table-cell/>
          <table:table-cell office:value-type="string" calcext:value-type="string">
            <text:p>ON Semiconducto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currency" office:currency="CAD" office:value="0.209" calcext:value-type="currency">
            <text:p>$0.209</text:p>
          </table:table-cell>
          <table:table-cell table:formula="of:=[.L10]*[.J10]" office:value-type="currency" office:currency="CAD" office:value="0.209" calcext:value-type="currency">
            <text:p>$0.21</text:p>
          </table:table-cell>
          <table:table-cell/>
          <table:table-cell table:formula="of:=IF([.N10]&gt;0;[.N10];[.L10])*[.J10]" office:value-type="currency" office:currency="CAD" office:value="0.209" calcext:value-type="currency">
            <text:p>$0.21</text:p>
          </table:table-cell>
          <table:table-cell table:style-name="ce1" office:value-type="string" calcext:value-type="string">
            <text:p>https://www.mouser.com/ProductDetail/512-SS24FL</text:p>
          </table:table-cell>
          <table:table-cell office:value-type="string" calcext:value-type="string">
            <text:p>https://www.onsemi.com/pub/Collateral/SS26FL-D.PDF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7, D8</text:p>
          </table:table-cell>
          <table:table-cell office:value-type="string" calcext:value-type="string">
            <text:p>D5V0F4U6SO</text:p>
          </table:table-cell>
          <table:table-cell office:value-type="string" calcext:value-type="string">
            <text:p>Logicbone:D5V0F4U6SO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D5V0F4U6SO-7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currency" office:currency="CAD" office:value="0.264" calcext:value-type="currency">
            <text:p>$0.264</text:p>
          </table:table-cell>
          <table:table-cell table:formula="of:=[.L11]*[.J11]" office:value-type="currency" office:currency="CAD" office:value="0.528" calcext:value-type="currency">
            <text:p>$0.53</text:p>
          </table:table-cell>
          <table:table-cell/>
          <table:table-cell table:formula="of:=IF([.N11]&gt;0;[.N11];[.L11])*[.J11]" office:value-type="currency" office:currency="CAD" office:value="0.528" calcext:value-type="currency">
            <text:p>$0.53</text:p>
          </table:table-cell>
          <table:table-cell table:style-name="ce1" office:value-type="string" calcext:value-type="string">
            <text:p>https://www.digikey.com/product-detail/en/diodes-incorporated/D5V0F4U6SO-7/D5V0F4U6SO-7DICT-ND/4457883</text:p>
          </table:table-cell>
          <table:table-cell table:number-columns-repeated="4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9, D10</text:p>
          </table:table-cell>
          <table:table-cell office:value-type="string" calcext:value-type="string">
            <text:p>TPD4E02B04</text:p>
          </table:table-cell>
          <table:table-cell office:value-type="string" calcext:value-type="string">
            <text:p>Logicbone:TPD4E02B04</text:p>
          </table:table-cell>
          <table:table-cell office:value-type="string" calcext:value-type="string">
            <text:p>Package_SON:USON-10_2.5x1.0mm_P0.5mm</text:p>
          </table:table-cell>
          <table:table-cell office:value-type="string" calcext:value-type="string">
            <text:p>TPD4E02B04DQAR</text:p>
          </table:table-cell>
          <table:table-cell/>
          <table:table-cell office:value-type="string" calcext:value-type="string">
            <text:p>Texas Instruments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currency" office:currency="CAD" office:value="0.465" calcext:value-type="currency">
            <text:p>$0.465</text:p>
          </table:table-cell>
          <table:table-cell table:formula="of:=[.L12]*[.J12]" office:value-type="currency" office:currency="CAD" office:value="0.93" calcext:value-type="currency">
            <text:p>$0.93</text:p>
          </table:table-cell>
          <table:table-cell/>
          <table:table-cell table:formula="of:=IF([.N12]&gt;0;[.N12];[.L12])*[.J12]" office:value-type="currency" office:currency="CAD" office:value="0.93" calcext:value-type="currency">
            <text:p>$0.93</text:p>
          </table:table-cell>
          <table:table-cell table:style-name="ce1" office:value-type="string" calcext:value-type="string">
            <text:p>https://www.mouser.com/ProductDetail/595-TPD4E02B04DQAR</text:p>
          </table:table-cell>
          <table:table-cell office:value-type="string" calcext:value-type="string">
            <text:p>http://www.ti.com/lit/ds/symlink/tpd4e02b04.pdf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B1, FB2, FB3, FB4, FB5, FB7, FB8, FB9</text:p>
          </table:table-cell>
          <table:table-cell office:value-type="string" calcext:value-type="string">
            <text:p>MPZ1608S600</text:p>
          </table:table-cell>
          <table:table-cell office:value-type="string" calcext:value-type="string">
            <text:p>Device:Ferrite_Bead_Small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MPZ1608S600ATDH5</text:p>
          </table:table-cell>
          <table:table-cell/>
          <table:table-cell office:value-type="string" calcext:value-type="string">
            <text:p>TDK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currency" office:currency="CAD" office:value="0.039" calcext:value-type="currency">
            <text:p>$0.039</text:p>
          </table:table-cell>
          <table:table-cell table:formula="of:=[.L13]*[.J13]" office:value-type="currency" office:currency="CAD" office:value="0.312" calcext:value-type="currency">
            <text:p>$0.31</text:p>
          </table:table-cell>
          <table:table-cell/>
          <table:table-cell table:formula="of:=IF([.N13]&gt;0;[.N13];[.L13])*[.J13]" office:value-type="currency" office:currency="CAD" office:value="0.312" calcext:value-type="currency">
            <text:p>$0.31</text:p>
          </table:table-cell>
          <table:table-cell table:style-name="ce1" office:value-type="string" calcext:value-type="string">
            <text:p>https://www.mouser.com/ProductDetail/810-MPZ1608S600ATDH5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ID1, FID2, FID3, FID4, FID5, FID6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Mechanical:Fiducial</text:p>
          </table:table-cell>
          <table:table-cell office:value-type="string" calcext:value-type="string">
            <text:p>Fiducial:Fiducial_0.75mm_Mask1.5mm</text:p>
          </table:table-cell>
          <table:table-cell table:style-name="ce6" office:value-type="string" calcext:value-type="string">
            <text:p>DNP</text:p>
          </table:table-cell>
          <table:table-cell table:number-columns-repeated="2" table:style-name="ce7" office:value-type="string" calcext:value-type="string">
            <text:p>DNP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L14]*[.J14]" office:value-type="currency" office:currency="CAD" office:value="0" calcext:value-type="currency">
            <text:p>$0.00</text:p>
          </table:table-cell>
          <table:table-cell/>
          <table:table-cell table:formula="of:=IF([.N14]&gt;0;[.N14];[.L14])*[.J14]" office:value-type="currency" office:currency="CAD" office:value="0" calcext:value-type="currency">
            <text:p>$0.00</text:p>
          </table:table-cell>
          <table:table-cell/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1, H2, H3, 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table:style-name="ce6" office:value-type="string" calcext:value-type="string">
            <text:p>DNP</text:p>
          </table:table-cell>
          <table:table-cell table:number-columns-repeated="2" table:style-name="ce7" office:value-type="string" calcext:value-type="string">
            <text:p>DNP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L15]*[.J15]" office:value-type="currency" office:currency="CAD" office:value="0" calcext:value-type="currency">
            <text:p>$0.00</text:p>
          </table:table-cell>
          <table:table-cell/>
          <table:table-cell table:formula="of:=IF([.N15]&gt;0;[.N15];[.L15])*[.J15]" office:value-type="currency" office:currency="CAD" office:value="0" calcext:value-type="currency">
            <text:p>$0.00</text:p>
          </table:table-cell>
          <table:table-cell/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5</text:p>
          </table:table-cell>
          <table:table-cell office:value-type="float" office:value="9774025360" calcext:value-type="float">
            <text:p>9774025360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Logicbone:wurth-9774025360</text:p>
          </table:table-cell>
          <table:table-cell office:value-type="string" calcext:value-type="string">
            <text:p>9774025360R</text:p>
          </table:table-cell>
          <table:table-cell/>
          <table:table-cell office:value-type="string" calcext:value-type="string">
            <text:p>Wurth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currency" office:currency="CAD" office:value="0.907" calcext:value-type="currency">
            <text:p>$0.907</text:p>
          </table:table-cell>
          <table:table-cell table:formula="of:=[.L16]*[.J16]" office:value-type="currency" office:currency="CAD" office:value="0.907" calcext:value-type="currency">
            <text:p>$0.91</text:p>
          </table:table-cell>
          <table:table-cell/>
          <table:table-cell table:formula="of:=IF([.N16]&gt;0;[.N16];[.L16])*[.J16]" office:value-type="currency" office:currency="CAD" office:value="0.907" calcext:value-type="currency">
            <text:p>$0.91</text:p>
          </table:table-cell>
          <table:table-cell table:style-name="ce1" office:value-type="string" calcext:value-type="string">
            <text:p>https://www.mouser.com/ProductDetail/710-9774025360R</text:p>
          </table:table-cell>
          <table:table-cell office:value-type="string" calcext:value-type="string">
            <text:p>https://www.mouser.com/datasheet/2/445/9774025360R-1728785.pdf</text:p>
          </table:table-cell>
          <table:table-cell table:number-columns-repeated="48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C1</text:p>
          </table:table-cell>
          <table:table-cell office:value-type="string" calcext:value-type="string">
            <text:p>ECP5UM-CABGA381</text:p>
          </table:table-cell>
          <table:table-cell office:value-type="string" calcext:value-type="string">
            <text:p>Logicbone:ECP5UM-CABGA381</text:p>
          </table:table-cell>
          <table:table-cell office:value-type="string" calcext:value-type="string">
            <text:p>Logicbone:caBGA-381_20x20_17.0x17.0mm</text:p>
          </table:table-cell>
          <table:table-cell office:value-type="string" calcext:value-type="string">
            <text:p>LFE5UM5G-45F-8BG381C</text:p>
          </table:table-cell>
          <table:table-cell office:value-type="string" calcext:value-type="string">
            <text:p>LFE5UM5G-85F-8BG381C</text:p>
          </table:table-cell>
          <table:table-cell office:value-type="string" calcext:value-type="string">
            <text:p>Lattice Semiconducto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currency" office:currency="CAD" office:value="31.26" calcext:value-type="currency">
            <text:p>$31.260</text:p>
          </table:table-cell>
          <table:table-cell table:formula="of:=[.L17]*[.J17]" office:value-type="currency" office:currency="CAD" office:value="31.26" calcext:value-type="currency">
            <text:p>$31.26</text:p>
          </table:table-cell>
          <table:table-cell office:value-type="currency" office:currency="CAD" office:value="54.89" calcext:value-type="currency">
            <text:p>$54.890</text:p>
          </table:table-cell>
          <table:table-cell table:formula="of:=IF([.N17]&gt;0;[.N17];[.L17])*[.J17]" office:value-type="currency" office:currency="CAD" office:value="54.89" calcext:value-type="currency">
            <text:p>$54.89</text:p>
          </table:table-cell>
          <table:table-cell table:style-name="ce1" office:value-type="string" calcext:value-type="string">
            <text:p>https://www.digikey.com/product-detail/en/lattice-semiconductor-corporation/LFE5UM5G-45F-8BG381C/220-2107-ND/6173744</text:p>
          </table:table-cell>
          <table:table-cell table:number-columns-repeated="4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IC2, IC3</text:p>
          </table:table-cell>
          <table:table-cell office:value-type="string" calcext:value-type="string">
            <text:p>DDR3-TFBGA78</text:p>
          </table:table-cell>
          <table:table-cell office:value-type="string" calcext:value-type="string">
            <text:p>KiCAD-Magic:DDR3-TFBGA78</text:p>
          </table:table-cell>
          <table:table-cell office:value-type="string" calcext:value-type="string">
            <text:p>Package_BGA:FBGA-78_7.5x11mm_Layout2x3x13_P0.8mm</text:p>
          </table:table-cell>
          <table:table-cell office:value-type="string" calcext:value-type="string">
            <text:p>MT41K512M8DA-107:P</text:p>
          </table:table-cell>
          <table:table-cell table:style-name="ce5" office:value-type="string" calcext:value-type="string">
            <text:p>AS4C1G8MD3L-12BCN</text:p>
          </table:table-cell>
          <table:table-cell office:value-type="string" calcext:value-type="string">
            <text:p>Micron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currency" office:currency="CAD" office:value="6.4088" calcext:value-type="currency">
            <text:p>$6.409</text:p>
          </table:table-cell>
          <table:table-cell table:formula="of:=[.L18]*[.J18]" office:value-type="currency" office:currency="CAD" office:value="12.8176" calcext:value-type="currency">
            <text:p>$12.82</text:p>
          </table:table-cell>
          <table:table-cell office:value-type="currency" office:currency="CAD" office:value="21.082" calcext:value-type="currency">
            <text:p>$21.082</text:p>
          </table:table-cell>
          <table:table-cell table:formula="of:=IF([.N18]&gt;0;[.N18];[.L18])*[.J18]" office:value-type="currency" office:currency="CAD" office:value="42.164" calcext:value-type="currency">
            <text:p>$42.16</text:p>
          </table:table-cell>
          <table:table-cell table:style-name="ce1" office:value-type="string" calcext:value-type="string">
            <text:p>https://www.digikey.com/product-detail/en/micron-technology-inc/MT41K512M8DA-107-P/557-1764-ND/5956624</text:p>
          </table:table-cell>
          <table:table-cell office:value-type="string" calcext:value-type="string">
            <text:p>https://www.mouser.ca/datasheet/2/671/4Gb_DDR3L-1283964.pdf</text:p>
          </table:table-cell>
          <table:table-cell table:number-columns-repeated="48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IC4</text:p>
          </table:table-cell>
          <table:table-cell office:value-type="string" calcext:value-type="string">
            <text:p>MXL7704</text:p>
          </table:table-cell>
          <table:table-cell office:value-type="string" calcext:value-type="string">
            <text:p>Logicbone:MXL7704</text:p>
          </table:table-cell>
          <table:table-cell office:value-type="string" calcext:value-type="string">
            <text:p>Package_DFN_QFN:QFN-32-1EP_5x5mm_P0.5mm_EP3.65x3.65mm</text:p>
          </table:table-cell>
          <table:table-cell office:value-type="string" calcext:value-type="string">
            <text:p>MxL7704-AQB-R</text:p>
          </table:table-cell>
          <table:table-cell/>
          <table:table-cell office:value-type="string" calcext:value-type="string">
            <text:p>MaxLinea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currency" office:currency="CAD" office:value="4.058" calcext:value-type="currency">
            <text:p>$4.058</text:p>
          </table:table-cell>
          <table:table-cell table:formula="of:=[.L19]*[.J19]" office:value-type="currency" office:currency="CAD" office:value="4.058" calcext:value-type="currency">
            <text:p>$4.06</text:p>
          </table:table-cell>
          <table:table-cell/>
          <table:table-cell table:formula="of:=IF([.N19]&gt;0;[.N19];[.L19])*[.J19]" office:value-type="currency" office:currency="CAD" office:value="4.058" calcext:value-type="currency">
            <text:p>$4.06</text:p>
          </table:table-cell>
          <table:table-cell table:style-name="ce1" office:value-type="string" calcext:value-type="string">
            <text:p>https://www.digikey.com/product-detail/en/maxlinear-inc/MXL7704-AQB-R/1016-2220-1-ND/10322951</text:p>
          </table:table-cell>
          <table:table-cell office:value-type="string" calcext:value-type="string">
            <text:p>https://www.maxlinear.com/ds/mxl7704.pdf</text:p>
          </table:table-cell>
          <table:table-cell table:number-columns-repeated="4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IC5</text:p>
          </table:table-cell>
          <table:table-cell office:value-type="string" calcext:value-type="string">
            <text:p>PI6CG18401</text:p>
          </table:table-cell>
          <table:table-cell office:value-type="string" calcext:value-type="string">
            <text:p>Logicbone:PI6CG18401</text:p>
          </table:table-cell>
          <table:table-cell office:value-type="string" calcext:value-type="string">
            <text:p>Package_DFN_QFN:QFN-32-1EP_5x5mm_P0.5mm_EP3.1x3.1mm</text:p>
          </table:table-cell>
          <table:table-cell office:value-type="string" calcext:value-type="string">
            <text:p>PI6CG18401ZHIEX 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currency" office:currency="CAD" office:value="2.59" calcext:value-type="currency">
            <text:p>$2.590</text:p>
          </table:table-cell>
          <table:table-cell table:formula="of:=[.L20]*[.J20]" office:value-type="currency" office:currency="CAD" office:value="2.59" calcext:value-type="currency">
            <text:p>$2.59</text:p>
          </table:table-cell>
          <table:table-cell/>
          <table:table-cell table:formula="of:=IF([.N20]&gt;0;[.N20];[.L20])*[.J20]" office:value-type="currency" office:currency="CAD" office:value="2.59" calcext:value-type="currency">
            <text:p>$2.59</text:p>
          </table:table-cell>
          <table:table-cell table:style-name="ce1" office:value-type="string" calcext:value-type="string">
            <text:p>https://www.mouser.com/ProductDetail/729-PI6CG18401ZHIEX</text:p>
          </table:table-cell>
          <table:table-cell table:number-columns-repeated="49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C6</text:p>
          </table:table-cell>
          <table:table-cell office:value-type="string" calcext:value-type="string">
            <text:p>NCP349</text:p>
          </table:table-cell>
          <table:table-cell office:value-type="string" calcext:value-type="string">
            <text:p>Logicbone:NCP349</text:p>
          </table:table-cell>
          <table:table-cell office:value-type="string" calcext:value-type="string">
            <text:p>Logicbone:DFN6_1.6x2mm</text:p>
          </table:table-cell>
          <table:table-cell office:value-type="string" calcext:value-type="string">
            <text:p>NCP349MNBK</text:p>
          </table:table-cell>
          <table:table-cell/>
          <table:table-cell office:value-type="string" calcext:value-type="string">
            <text:p>ON Semiconducto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currency" office:currency="CAD" office:value="0.682" calcext:value-type="currency">
            <text:p>$0.682</text:p>
          </table:table-cell>
          <table:table-cell table:formula="of:=[.L21]*[.J21]" office:value-type="currency" office:currency="CAD" office:value="0.682" calcext:value-type="currency">
            <text:p>$0.68</text:p>
          </table:table-cell>
          <table:table-cell/>
          <table:table-cell table:formula="of:=IF([.N21]&gt;0;[.N21];[.L21])*[.J21]" office:value-type="currency" office:currency="CAD" office:value="0.682" calcext:value-type="currency">
            <text:p>$0.68</text:p>
          </table:table-cell>
          <table:table-cell table:style-name="ce1" office:value-type="string" calcext:value-type="string">
            <text:p>https://www.mouser.com/ProductDetail/863-NCP349MNBKTBG</text:p>
          </table:table-cell>
          <table:table-cell table:number-columns-repeated="49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IC7</text:p>
          </table:table-cell>
          <table:table-cell office:value-type="string" calcext:value-type="string">
            <text:p>FPF2595</text:p>
          </table:table-cell>
          <table:table-cell office:value-type="string" calcext:value-type="string">
            <text:p>Logicbone:FPF2595</text:p>
          </table:table-cell>
          <table:table-cell office:value-type="string" calcext:value-type="string">
            <text:p>Logicbone:WLCSP-12_3x4_1.3x1.8mm</text:p>
          </table:table-cell>
          <table:table-cell office:value-type="string" calcext:value-type="string">
            <text:p>FPF2595UCX</text:p>
          </table:table-cell>
          <table:table-cell/>
          <table:table-cell office:value-type="string" calcext:value-type="string">
            <text:p>ON Semiconducto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currency" office:currency="CAD" office:value="0.783" calcext:value-type="currency">
            <text:p>$0.783</text:p>
          </table:table-cell>
          <table:table-cell table:formula="of:=[.L22]*[.J22]" office:value-type="currency" office:currency="CAD" office:value="0.783" calcext:value-type="currency">
            <text:p>$0.78</text:p>
          </table:table-cell>
          <table:table-cell/>
          <table:table-cell table:formula="of:=IF([.N22]&gt;0;[.N22];[.L22])*[.J22]" office:value-type="currency" office:currency="CAD" office:value="0.783" calcext:value-type="currency">
            <text:p>$0.78</text:p>
          </table:table-cell>
          <table:table-cell table:style-name="ce1" office:value-type="string" calcext:value-type="string">
            <text:p>https://www.mouser.com/ProductDetail/512-FPF2595UCX</text:p>
          </table:table-cell>
          <table:table-cell office:value-type="string" calcext:value-type="string">
            <text:p>https://www.onsemi.com/pub/Collateral/FPF2595-D.pdf</text:p>
          </table:table-cell>
          <table:table-cell table:number-columns-repeated="48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IC8</text:p>
          </table:table-cell>
          <table:table-cell office:value-type="string" calcext:value-type="string">
            <text:p>FUSB307</text:p>
          </table:table-cell>
          <table:table-cell office:value-type="string" calcext:value-type="string">
            <text:p>Logicbone:FUSB307</text:p>
          </table:table-cell>
          <table:table-cell office:value-type="string" calcext:value-type="string">
            <text:p>Package_DFN_QFN:UQFN-16-1EP_3x3mm_P0.5mm_EP1.75x1.75mm</text:p>
          </table:table-cell>
          <table:table-cell office:value-type="string" calcext:value-type="string">
            <text:p>FUSB307BMPX</text:p>
          </table:table-cell>
          <table:table-cell/>
          <table:table-cell office:value-type="string" calcext:value-type="string">
            <text:p>ON Semiconducto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currency" office:currency="CAD" office:value="1.02" calcext:value-type="currency">
            <text:p>$1.020</text:p>
          </table:table-cell>
          <table:table-cell table:formula="of:=[.L23]*[.J23]" office:value-type="currency" office:currency="CAD" office:value="1.02" calcext:value-type="currency">
            <text:p>$1.02</text:p>
          </table:table-cell>
          <table:table-cell/>
          <table:table-cell table:formula="of:=IF([.N23]&gt;0;[.N23];[.L23])*[.J23]" office:value-type="currency" office:currency="CAD" office:value="1.02" calcext:value-type="currency">
            <text:p>$1.02</text:p>
          </table:table-cell>
          <table:table-cell table:style-name="ce1" office:value-type="string" calcext:value-type="string">
            <text:p>https://www.mouser.com/ProductDetail/863-FUSB307BMPX</text:p>
          </table:table-cell>
          <table:table-cell office:value-type="string" calcext:value-type="string">
            <text:p>https://www.onsemi.com/pub/Collateral/FUSB307B-D.PDF</text:p>
          </table:table-cell>
          <table:table-cell table:number-columns-repeated="48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IC9</text:p>
          </table:table-cell>
          <table:table-cell office:value-type="string" calcext:value-type="string">
            <text:p>TLA2518</text:p>
          </table:table-cell>
          <table:table-cell office:value-type="string" calcext:value-type="string">
            <text:p>Logicbone:TLA2518</text:p>
          </table:table-cell>
          <table:table-cell office:value-type="string" calcext:value-type="string">
            <text:p>Package_DFN_QFN:WQFN-16-1EP_3x3mm_P0.5mm_EP1.75x1.75mm</text:p>
          </table:table-cell>
          <table:table-cell office:value-type="string" calcext:value-type="string">
            <text:p>TLA2518IRTER</text:p>
          </table:table-cell>
          <table:table-cell/>
          <table:table-cell office:value-type="string" calcext:value-type="string">
            <text:p>Texas Instrument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currency" office:currency="CAD" office:value="3.142" calcext:value-type="currency">
            <text:p>$3.142</text:p>
          </table:table-cell>
          <table:table-cell table:formula="of:=[.L24]*[.J24]" office:value-type="currency" office:currency="CAD" office:value="3.142" calcext:value-type="currency">
            <text:p>$3.14</text:p>
          </table:table-cell>
          <table:table-cell/>
          <table:table-cell table:formula="of:=IF([.N24]&gt;0;[.N24];[.L24])*[.J24]" office:value-type="currency" office:currency="CAD" office:value="3.142" calcext:value-type="currency">
            <text:p>$3.14</text:p>
          </table:table-cell>
          <table:table-cell table:style-name="ce1" office:value-type="string" calcext:value-type="string">
            <text:p>https://www.digikey.com/product-detail/en/texas-instruments/TLA2518IRTER/296-TLA2518IRTERCT-ND/11502569</text:p>
          </table:table-cell>
          <table:table-cell office:value-type="string" calcext:value-type="string">
            <text:p>http://www.ti.com/lit/ds/symlink/tla2518.pdf</text:p>
          </table:table-cell>
          <table:table-cell table:number-columns-repeated="48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IC10</text:p>
          </table:table-cell>
          <table:table-cell office:value-type="string" calcext:value-type="string">
            <text:p>W25Q128</text:p>
          </table:table-cell>
          <table:table-cell office:value-type="string" calcext:value-type="string">
            <text:p>Memory_Flash:AT25SF081-XMHF-X</text:p>
          </table:table-cell>
          <table:table-cell office:value-type="string" calcext:value-type="string">
            <text:p>Package_DFN_QFN:DFN-8-1EP_6x5mm_P1.27mm_EP4x4mm</text:p>
          </table:table-cell>
          <table:table-cell office:value-type="string" calcext:value-type="string">
            <text:p>W25Q128JVPIQ</text:p>
          </table:table-cell>
          <table:table-cell/>
          <table:table-cell office:value-type="string" calcext:value-type="string">
            <text:p>Winbon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currency" office:currency="CAD" office:value="1.342" calcext:value-type="currency">
            <text:p>$1.342</text:p>
          </table:table-cell>
          <table:table-cell table:formula="of:=[.L25]*[.J25]" office:value-type="currency" office:currency="CAD" office:value="1.342" calcext:value-type="currency">
            <text:p>$1.34</text:p>
          </table:table-cell>
          <table:table-cell/>
          <table:table-cell table:formula="of:=IF([.N25]&gt;0;[.N25];[.L25])*[.J25]" office:value-type="currency" office:currency="CAD" office:value="1.342" calcext:value-type="currency">
            <text:p>$1.34</text:p>
          </table:table-cell>
          <table:table-cell table:style-name="ce1" office:value-type="string" calcext:value-type="string">
            <text:p>https://www.digikey.com/product-detail/en/winbond-electronics/W25Q128JVPIQ/W25Q128JVPIQ-ND/6819668</text:p>
          </table:table-cell>
          <table:table-cell office:value-type="string" calcext:value-type="string">
            <text:p>https://www.winbond.com/resource-files/w25q128jv%20revf%2003272018%20plus.pdf</text:p>
          </table:table-cell>
          <table:table-cell table:number-columns-repeated="48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IC12</text:p>
          </table:table-cell>
          <table:table-cell office:value-type="string" calcext:value-type="string">
            <text:p>74LVC1G07</text:p>
          </table:table-cell>
          <table:table-cell office:value-type="string" calcext:value-type="string">
            <text:p>Logicbone:74AUC1G07</text:p>
          </table:table-cell>
          <table:table-cell office:value-type="string" calcext:value-type="string">
            <text:p>Package_TO_SOT_SMD:SOT-353_SC-70-5</text:p>
          </table:table-cell>
          <table:table-cell office:value-type="string" calcext:value-type="string">
            <text:p>74LVC1G07GW,125</text:p>
          </table:table-cell>
          <table:table-cell/>
          <table:table-cell office:value-type="string" calcext:value-type="string">
            <text:p>Nexperi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currency" office:currency="CAD" office:value="0.141" calcext:value-type="currency">
            <text:p>$0.141</text:p>
          </table:table-cell>
          <table:table-cell table:formula="of:=[.L26]*[.J26]" office:value-type="currency" office:currency="CAD" office:value="0.141" calcext:value-type="currency">
            <text:p>$0.14</text:p>
          </table:table-cell>
          <table:table-cell/>
          <table:table-cell table:formula="of:=IF([.N26]&gt;0;[.N26];[.L26])*[.J26]" office:value-type="currency" office:currency="CAD" office:value="0.141" calcext:value-type="currency">
            <text:p>$0.14</text:p>
          </table:table-cell>
          <table:table-cell table:style-name="ce1" office:value-type="string" calcext:value-type="string">
            <text:p>https://www.mouser.com/ProductDetail/771-74LVC1G07GW-G</text:p>
          </table:table-cell>
          <table:table-cell office:value-type="string" calcext:value-type="string">
            <text:p>https://assets.nexperia.com/documents/data-sheet/74LVC1G07.pdf</text:p>
          </table:table-cell>
          <table:table-cell table:number-columns-repeated="48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IC13</text:p>
          </table:table-cell>
          <table:table-cell office:value-type="string" calcext:value-type="string">
            <text:p>TPS51206</text:p>
          </table:table-cell>
          <table:table-cell office:value-type="string" calcext:value-type="string">
            <text:p>Logicbone:TPS51206</text:p>
          </table:table-cell>
          <table:table-cell office:value-type="string" calcext:value-type="string">
            <text:p>Logicbone:WSON-10EP-2x2mm</text:p>
          </table:table-cell>
          <table:table-cell office:value-type="string" calcext:value-type="string">
            <text:p>TPS51206DSQR</text:p>
          </table:table-cell>
          <table:table-cell/>
          <table:table-cell office:value-type="string" calcext:value-type="string">
            <text:p>Texas Instrument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currency" office:currency="CAD" office:value="0.683" calcext:value-type="currency">
            <text:p>$0.683</text:p>
          </table:table-cell>
          <table:table-cell table:formula="of:=[.L27]*[.J27]" office:value-type="currency" office:currency="CAD" office:value="0.683" calcext:value-type="currency">
            <text:p>$0.68</text:p>
          </table:table-cell>
          <table:table-cell/>
          <table:table-cell table:formula="of:=IF([.N27]&gt;0;[.N27];[.L27])*[.J27]" office:value-type="currency" office:currency="CAD" office:value="0.683" calcext:value-type="currency">
            <text:p>$0.68</text:p>
          </table:table-cell>
          <table:table-cell table:style-name="ce1" office:value-type="string" calcext:value-type="string">
            <text:p>https://www.mouser.com/ProductDetail/595-TPS51206DSQR</text:p>
          </table:table-cell>
          <table:table-cell office:value-type="string" calcext:value-type="string">
            <text:p>http://www.ti.com/lit/ds/symlink/tps51206.pdf</text:p>
          </table:table-cell>
          <table:table-cell table:number-columns-repeated="48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C14</text:p>
          </table:table-cell>
          <table:table-cell office:value-type="string" calcext:value-type="string">
            <text:p>KSZ9031RNXCC</text:p>
          </table:table-cell>
          <table:table-cell office:value-type="string" calcext:value-type="string">
            <text:p>Interface_Ethernet:KSZ9031RNXCA</text:p>
          </table:table-cell>
          <table:table-cell office:value-type="string" calcext:value-type="string">
            <text:p>Package_DFN_QFN:QFN-48-1EP_7x7mm_P0.5mm_EP5.15x5.15mm</text:p>
          </table:table-cell>
          <table:table-cell office:value-type="string" calcext:value-type="string">
            <text:p>KSZ9031RNXCC</text:p>
          </table:table-cell>
          <table:table-cell/>
          <table:table-cell office:value-type="string" calcext:value-type="string">
            <text:p>Microchip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currency" office:currency="CAD" office:value="2.81" calcext:value-type="currency">
            <text:p>$2.810</text:p>
          </table:table-cell>
          <table:table-cell table:formula="of:=[.L28]*[.J28]" office:value-type="currency" office:currency="CAD" office:value="2.81" calcext:value-type="currency">
            <text:p>$2.81</text:p>
          </table:table-cell>
          <table:table-cell/>
          <table:table-cell table:formula="of:=IF([.N28]&gt;0;[.N28];[.L28])*[.J28]" office:value-type="currency" office:currency="CAD" office:value="2.81" calcext:value-type="currency">
            <text:p>$2.81</text:p>
          </table:table-cell>
          <table:table-cell table:style-name="ce1" office:value-type="string" calcext:value-type="string">
            <text:p>https://www.digikey.com/product-detail/en/microchip-technology/KSZ9031RNXCC-TR/KSZ9031RNXCC-CT-ND/7917225</text:p>
          </table:table-cell>
          <table:table-cell office:value-type="string" calcext:value-type="string">
            <text:p>http://ww1.microchip.com/downloads/en/DeviceDoc/00002117C.pdf</text:p>
          </table:table-cell>
          <table:table-cell table:number-columns-repeated="48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IC17, IC18</text:p>
          </table:table-cell>
          <table:table-cell office:value-type="string" calcext:value-type="string">
            <text:p>NCP110AMX110</text:p>
          </table:table-cell>
          <table:table-cell office:value-type="string" calcext:value-type="string">
            <text:p>Logicbone:NCP110</text:p>
          </table:table-cell>
          <table:table-cell office:value-type="string" calcext:value-type="string">
            <text:p>Package_DFN_QFN:UDFN-4-1EP_1x1mm_P0.65mm_EP0.48x0.48mm</text:p>
          </table:table-cell>
          <table:table-cell table:style-name="Default" office:value-type="string" calcext:value-type="string">
            <text:p>NCP110AMX120TBG</text:p>
          </table:table-cell>
          <table:table-cell/>
          <table:table-cell office:value-type="string" calcext:value-type="string">
            <text:p>ON Semiconductor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currency" office:currency="CAD" office:value="0.27" calcext:value-type="currency">
            <text:p>$0.270</text:p>
          </table:table-cell>
          <table:table-cell table:formula="of:=[.L29]*[.J29]" office:value-type="currency" office:currency="CAD" office:value="0.54" calcext:value-type="currency">
            <text:p>$0.54</text:p>
          </table:table-cell>
          <table:table-cell/>
          <table:table-cell table:formula="of:=IF([.N29]&gt;0;[.N29];[.L29])*[.J29]" office:value-type="currency" office:currency="CAD" office:value="0.54" calcext:value-type="currency">
            <text:p>$0.54</text:p>
          </table:table-cell>
          <table:table-cell table:style-name="ce1" office:value-type="string" calcext:value-type="string">
            <text:p>https://www.mouser.com/ProductDetail/863-NCP110AMX120TBG</text:p>
          </table:table-cell>
          <table:table-cell office:value-type="string" calcext:value-type="string">
            <text:p>https://www.onsemi.com/pub/Collateral/NCP110-D.PDF</text:p>
          </table:table-cell>
          <table:table-cell table:number-columns-repeated="48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IC19, IC20</text:p>
          </table:table-cell>
          <table:table-cell office:value-type="string" calcext:value-type="string">
            <text:p>NCP115AMX250</text:p>
          </table:table-cell>
          <table:table-cell office:value-type="string" calcext:value-type="string">
            <text:p>Logicbone:NCP110</text:p>
          </table:table-cell>
          <table:table-cell office:value-type="string" calcext:value-type="string">
            <text:p>Package_DFN_QFN:UDFN-4-1EP_1x1mm_P0.65mm_EP0.48x0.48mm</text:p>
          </table:table-cell>
          <table:table-cell office:value-type="string" calcext:value-type="string">
            <text:p>NCP115AMX250TCG</text:p>
          </table:table-cell>
          <table:table-cell/>
          <table:table-cell office:value-type="string" calcext:value-type="string">
            <text:p>ON Semiconductor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currency" office:currency="CAD" office:value="0.197" calcext:value-type="currency">
            <text:p>$0.197</text:p>
          </table:table-cell>
          <table:table-cell table:formula="of:=[.L30]*[.J30]" office:value-type="currency" office:currency="CAD" office:value="0.394" calcext:value-type="currency">
            <text:p>$0.39</text:p>
          </table:table-cell>
          <table:table-cell/>
          <table:table-cell table:formula="of:=IF([.N30]&gt;0;[.N30];[.L30])*[.J30]" office:value-type="currency" office:currency="CAD" office:value="0.394" calcext:value-type="currency">
            <text:p>$0.39</text:p>
          </table:table-cell>
          <table:table-cell table:style-name="ce1" office:value-type="string" calcext:value-type="string">
            <text:p>https://www.mouser.com/ProductDetail/863-NCP115AMX250TCG</text:p>
          </table:table-cell>
          <table:table-cell office:value-type="string" calcext:value-type="string">
            <text:p>https://www.onsemi.com/pub/Collateral/NCP115-D.PDF</text:p>
          </table:table-cell>
          <table:table-cell table:number-columns-repeated="48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NGFF-KEY-E</text:p>
          </table:table-cell>
          <table:table-cell office:value-type="string" calcext:value-type="string">
            <text:p>Logicbone:NGFF-KEY-E</text:p>
          </table:table-cell>
          <table:table-cell office:value-type="string" calcext:value-type="string">
            <text:p>Logicbone:TE-2199230-4</text:p>
          </table:table-cell>
          <table:table-cell office:value-type="string" calcext:value-type="string">
            <text:p>2199230-4</text:p>
          </table:table-cell>
          <table:table-cell/>
          <table:table-cell office:value-type="string" calcext:value-type="string">
            <text:p>TE Connectivity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currency" office:currency="CAD" office:value="1.01" calcext:value-type="currency">
            <text:p>$1.010</text:p>
          </table:table-cell>
          <table:table-cell table:formula="of:=[.L31]*[.J31]" office:value-type="currency" office:currency="CAD" office:value="1.01" calcext:value-type="currency">
            <text:p>$1.01</text:p>
          </table:table-cell>
          <table:table-cell/>
          <table:table-cell table:formula="of:=IF([.N31]&gt;0;[.N31];[.L31])*[.J31]" office:value-type="currency" office:currency="CAD" office:value="1.01" calcext:value-type="currency">
            <text:p>$1.01</text:p>
          </table:table-cell>
          <table:table-cell table:style-name="ce1" office:value-type="string" calcext:value-type="string">
            <text:p>https://www.mouser.com/ProductDetail/571-2199230-4</text:p>
          </table:table-cell>
          <table:table-cell table:number-columns-repeated="49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J2, J5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Connector:USB_C_Receptacle</text:p>
          </table:table-cell>
          <table:table-cell office:value-type="string" calcext:value-type="string">
            <text:p>Logicbone:Molex-1054500101</text:p>
          </table:table-cell>
          <table:table-cell office:value-type="float" office:value="1054500101" calcext:value-type="float">
            <text:p>1054500101</text:p>
          </table:table-cell>
          <table:table-cell/>
          <table:table-cell office:value-type="string" calcext:value-type="string">
            <text:p>Molex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currency" office:currency="CAD" office:value="1.949" calcext:value-type="currency">
            <text:p>$1.949</text:p>
          </table:table-cell>
          <table:table-cell table:formula="of:=[.L32]*[.J32]" office:value-type="currency" office:currency="CAD" office:value="3.898" calcext:value-type="currency">
            <text:p>$3.90</text:p>
          </table:table-cell>
          <table:table-cell/>
          <table:table-cell table:formula="of:=IF([.N32]&gt;0;[.N32];[.L32])*[.J32]" office:value-type="currency" office:currency="CAD" office:value="3.898" calcext:value-type="currency">
            <text:p>$3.90</text:p>
          </table:table-cell>
          <table:table-cell table:style-name="ce1" office:value-type="string" calcext:value-type="string">
            <text:p>https://www.digikey.com/product-detail/en/molex/1054500101/WM12856CT-ND/5843891</text:p>
          </table:table-cell>
          <table:table-cell office:value-type="string" calcext:value-type="string">
            <text:p>https://www.usb.org/sites/default/files/documents/usb_type-c.zip</text:p>
          </table:table-cell>
          <table:table-cell table:number-columns-repeated="48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3</text:p>
          </table:table-cell>
          <table:table-cell office:value-type="string" calcext:value-type="string">
            <text:p>ARJM11xx-502</text:p>
          </table:table-cell>
          <table:table-cell office:value-type="string" calcext:value-type="string">
            <text:p>Logicbone:ARJM11xx-502</text:p>
          </table:table-cell>
          <table:table-cell office:value-type="string" calcext:value-type="string">
            <text:p>Logicbone:ARJM11B1_502</text:p>
          </table:table-cell>
          <table:table-cell office:value-type="string" calcext:value-type="string">
            <text:p>ARJM11B1-502-AB-ER2-T</text:p>
          </table:table-cell>
          <table:table-cell/>
          <table:table-cell office:value-type="string" calcext:value-type="string">
            <text:p>Abraco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currency" office:currency="CAD" office:value="4.752" calcext:value-type="currency">
            <text:p>$4.752</text:p>
          </table:table-cell>
          <table:table-cell table:formula="of:=[.L33]*[.J33]" office:value-type="currency" office:currency="CAD" office:value="4.752" calcext:value-type="currency">
            <text:p>$4.75</text:p>
          </table:table-cell>
          <table:table-cell/>
          <table:table-cell table:formula="of:=IF([.N33]&gt;0;[.N33];[.L33])*[.J33]" office:value-type="currency" office:currency="CAD" office:value="4.752" calcext:value-type="currency">
            <text:p>$4.75</text:p>
          </table:table-cell>
          <table:table-cell table:style-name="ce1" office:value-type="string" calcext:value-type="string">
            <text:p>https://www.digikey.com/product-detail/en/abracon-llc/ARJM11B1-502-AB-ER2-T/535-14133-1-ND/7675242</text:p>
          </table:table-cell>
          <table:table-cell table:number-columns-repeated="49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J4</text:p>
          </table:table-cell>
          <table:table-cell office:value-type="string" calcext:value-type="string">
            <text:p>TC2050-IDC-NL</text:p>
          </table:table-cell>
          <table:table-cell office:value-type="string" calcext:value-type="string">
            <text:p>Connector_Generic:Conn_02x05_Odd_Even</text:p>
          </table:table-cell>
          <table:table-cell office:value-type="string" calcext:value-type="string">
            <text:p>Connector:Tag-Connect_TC2050-IDC-NL_2x05_P1.27mm_Vertical</text:p>
          </table:table-cell>
          <table:table-cell office:value-type="string" calcext:value-type="string">
            <text:p>TC2050-IDC-NL</text:p>
          </table:table-cell>
          <table:table-cell/>
          <table:table-cell office:value-type="string" calcext:value-type="string">
            <text:p>Tag Connect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CAD" office:value="0" calcext:value-type="currency">
            <text:p>$0.000</text:p>
          </table:table-cell>
          <table:table-cell table:formula="of:=[.L34]*[.J34]" office:value-type="currency" office:currency="CAD" office:value="0" calcext:value-type="currency">
            <text:p>$0.00</text:p>
          </table:table-cell>
          <table:table-cell/>
          <table:table-cell table:formula="of:=IF([.N34]&gt;0;[.N34];[.L34])*[.J34]" office:value-type="currency" office:currency="CAD" office:value="0" calcext:value-type="currency">
            <text:p>$0.00</text:p>
          </table:table-cell>
          <table:table-cell/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J6</text:p>
          </table:table-cell>
          <table:table-cell office:value-type="string" calcext:value-type="string">
            <text:p>Micro_SD_MEM2075</text:p>
          </table:table-cell>
          <table:table-cell office:value-type="string" calcext:value-type="string">
            <text:p>Logicbone:Micro_SD_MEM2075</text:p>
          </table:table-cell>
          <table:table-cell office:value-type="string" calcext:value-type="string">
            <text:p>Logicbone:MEM2075</text:p>
          </table:table-cell>
          <table:table-cell office:value-type="string" calcext:value-type="string">
            <text:p>MEM2075-00-140-01-A</text:p>
          </table:table-cell>
          <table:table-cell/>
          <table:table-cell office:value-type="string" calcext:value-type="string">
            <text:p>GC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currency" office:currency="CAD" office:value="1.86" calcext:value-type="currency">
            <text:p>$1.860</text:p>
          </table:table-cell>
          <table:table-cell table:formula="of:=[.L35]*[.J35]" office:value-type="currency" office:currency="CAD" office:value="1.86" calcext:value-type="currency">
            <text:p>$1.86</text:p>
          </table:table-cell>
          <table:table-cell/>
          <table:table-cell table:formula="of:=IF([.N35]&gt;0;[.N35];[.L35])*[.J35]" office:value-type="currency" office:currency="CAD" office:value="1.86" calcext:value-type="currency">
            <text:p>$1.86</text:p>
          </table:table-cell>
          <table:table-cell table:style-name="ce1" office:value-type="string" calcext:value-type="string">
            <text:p>https://www.digikey.com/product-detail/en/gct/MEM2075-00-140-01-A/2073-MEM2075-00-140-01-ACT-ND/9859685</text:p>
          </table:table-cell>
          <table:table-cell office:value-type="string" calcext:value-type="string">
            <text:p>https://gct.co/files/drawings/mem2075.pdf</text:p>
          </table:table-cell>
          <table:table-cell table:number-columns-repeated="48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J7</text:p>
          </table:table-cell>
          <table:table-cell office:value-type="string" calcext:value-type="string">
            <text:p>u.FL</text:p>
          </table:table-cell>
          <table:table-cell office:value-type="string" calcext:value-type="string">
            <text:p>Connector:Conn_Coaxial</text:p>
          </table:table-cell>
          <table:table-cell office:value-type="string" calcext:value-type="string">
            <text:p>Connector_Coaxial:U.FL_Hirose_U.FL-R-SMT-1_Vertical</text:p>
          </table:table-cell>
          <table:table-cell table:style-name="ce6" office:value-type="string" calcext:value-type="string">
            <text:p>DNP</text:p>
          </table:table-cell>
          <table:table-cell table:number-columns-repeated="2" table:style-name="ce7" office:value-type="string" calcext:value-type="string">
            <text:p>DN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L36]*[.J36]" office:value-type="currency" office:currency="CAD" office:value="0" calcext:value-type="currency">
            <text:p>$0.00</text:p>
          </table:table-cell>
          <table:table-cell/>
          <table:table-cell table:formula="of:=IF([.N36]&gt;0;[.N36];[.L36])*[.J36]" office:value-type="currency" office:currency="CAD" office:value="0" calcext:value-type="currency">
            <text:p>$0.00</text:p>
          </table:table-cell>
          <table:table-cell/>
          <table:table-cell office:value-type="string" calcext:value-type="string">
            <text:p><text:s/>~</text:p>
          </table:table-cell>
          <table:table-cell table:number-columns-repeated="48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TFM201610ALM-2R2MTAA </text:p>
          </table:table-cell>
          <table:table-cell/>
          <table:table-cell office:value-type="string" calcext:value-type="string">
            <text:p>TDK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currency" office:currency="CAD" office:value="0.374" calcext:value-type="currency">
            <text:p>$0.374</text:p>
          </table:table-cell>
          <table:table-cell table:formula="of:=[.L37]*[.J37]" office:value-type="currency" office:currency="CAD" office:value="0.374" calcext:value-type="currency">
            <text:p>$0.37</text:p>
          </table:table-cell>
          <table:table-cell/>
          <table:table-cell table:formula="of:=IF([.N37]&gt;0;[.N37];[.L37])*[.J37]" office:value-type="currency" office:currency="CAD" office:value="0.374" calcext:value-type="currency">
            <text:p>$0.37</text:p>
          </table:table-cell>
          <table:table-cell table:style-name="ce1" office:value-type="string" calcext:value-type="string">
            <text:p>https://www.mouser.com/ProductDetail/810-TFM2161ALM2R2MTA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L2, L4</text:p>
          </table:table-cell>
          <table:table-cell office:value-type="string" calcext:value-type="string">
            <text:p>0.47u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TFM201610ALM-R47MTAA</text:p>
          </table:table-cell>
          <table:table-cell/>
          <table:table-cell office:value-type="string" calcext:value-type="string">
            <text:p>TDK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currency" office:currency="CAD" office:value="0.374" calcext:value-type="currency">
            <text:p>$0.374</text:p>
          </table:table-cell>
          <table:table-cell table:formula="of:=[.L38]*[.J38]" office:value-type="currency" office:currency="CAD" office:value="0.748" calcext:value-type="currency">
            <text:p>$0.75</text:p>
          </table:table-cell>
          <table:table-cell/>
          <table:table-cell table:formula="of:=IF([.N38]&gt;0;[.N38];[.L38])*[.J38]" office:value-type="currency" office:currency="CAD" office:value="0.748" calcext:value-type="currency">
            <text:p>$0.75</text:p>
          </table:table-cell>
          <table:table-cell table:style-name="ce1" office:value-type="string" calcext:value-type="string">
            <text:p>https://www.mouser.com/ProductDetail/810-TFM2161ALMR47MTA</text:p>
          </table:table-cell>
          <table:table-cell office:value-type="string" calcext:value-type="string">
            <text:p>https://product.tdk.com/info/en/catalog/datasheets/inductor_commercial_power_tfm201610alm_en.pdf</text:p>
          </table:table-cell>
          <table:table-cell table:number-columns-repeated="48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L3</text:p>
          </table:table-cell>
          <table:table-cell office:value-type="string" calcext:value-type="string">
            <text:p>1u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MAKK2016T1R0M</text:p>
          </table:table-cell>
          <table:table-cell/>
          <table:table-cell office:value-type="string" calcext:value-type="string">
            <text:p>Taiyo Yude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currency" office:currency="CAD" office:value="0.18" calcext:value-type="currency">
            <text:p>$0.180</text:p>
          </table:table-cell>
          <table:table-cell table:formula="of:=[.L39]*[.J39]" office:value-type="currency" office:currency="CAD" office:value="0.18" calcext:value-type="currency">
            <text:p>$0.18</text:p>
          </table:table-cell>
          <table:table-cell/>
          <table:table-cell table:formula="of:=IF([.N39]&gt;0;[.N39];[.L39])*[.J39]" office:value-type="currency" office:currency="CAD" office:value="0.18" calcext:value-type="currency">
            <text:p>$0.18</text:p>
          </table:table-cell>
          <table:table-cell table:style-name="ce1" office:value-type="string" calcext:value-type="string">
            <text:p>https://www.mouser.com/ProductDetail/963-MAKK2016T1R0M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P8, P9</text:p>
          </table:table-cell>
          <table:table-cell office:value-type="string" calcext:value-type="string">
            <text:p>BB_2x23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PPPC232LFBN-RC</text:p>
          </table:table-cell>
          <table:table-cell/>
          <table:table-cell office:value-type="string" calcext:value-type="string">
            <text:p>Sullins Connector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currency" office:currency="CAD" office:value="2.333" calcext:value-type="currency">
            <text:p>$2.333</text:p>
          </table:table-cell>
          <table:table-cell table:formula="of:=[.L40]*[.J40]" office:value-type="currency" office:currency="CAD" office:value="4.666" calcext:value-type="currency">
            <text:p>$4.67</text:p>
          </table:table-cell>
          <table:table-cell/>
          <table:table-cell table:formula="of:=IF([.N40]&gt;0;[.N40];[.L40])*[.J40]" office:value-type="currency" office:currency="CAD" office:value="4.666" calcext:value-type="currency">
            <text:p>$4.67</text:p>
          </table:table-cell>
          <table:table-cell table:style-name="ce1" office:value-type="string" calcext:value-type="string">
            <text:p>https://www.digikey.com/product-detail/en/sullins-connector-solutions/PPPC232LFBN-RC/S7126-ND/810262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Device:Q_PMOS_GSD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FDV304P</text:p>
          </table:table-cell>
          <table:table-cell/>
          <table:table-cell office:value-type="string" calcext:value-type="string">
            <text:p>ON Semiconducto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currency" office:currency="CAD" office:value="0.2" calcext:value-type="currency">
            <text:p>$0.200</text:p>
          </table:table-cell>
          <table:table-cell table:formula="of:=[.L41]*[.J41]" office:value-type="currency" office:currency="CAD" office:value="0.2" calcext:value-type="currency">
            <text:p>$0.20</text:p>
          </table:table-cell>
          <table:table-cell/>
          <table:table-cell table:formula="of:=IF([.N41]&gt;0;[.N41];[.L41])*[.J41]" office:value-type="currency" office:currency="CAD" office:value="0.2" calcext:value-type="currency">
            <text:p>$0.20</text:p>
          </table:table-cell>
          <table:table-cell table:style-name="ce1" office:value-type="string" calcext:value-type="string">
            <text:p>https://www.mouser.com/ProductDetail/512-FDV304P</text:p>
          </table:table-cell>
          <table:table-cell office:value-type="string" calcext:value-type="string">
            <text:p>https://www.onsemi.com/pub/Collateral/FDV304P-D.PDF</text:p>
          </table:table-cell>
          <table:table-cell table:number-columns-repeated="48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1, R2, R6, R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ERJ-2RKF33R0X</text:p>
          </table:table-cell>
          <table:table-cell/>
          <table:table-cell office:value-type="string" calcext:value-type="string">
            <text:p>Panasonic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currency" office:currency="CAD" office:value="0.201" calcext:value-type="currency">
            <text:p>$0.201</text:p>
          </table:table-cell>
          <table:table-cell table:formula="of:=[.L42]*[.J42]" office:value-type="currency" office:currency="CAD" office:value="0.804" calcext:value-type="currency">
            <text:p>$0.80</text:p>
          </table:table-cell>
          <table:table-cell/>
          <table:table-cell table:formula="of:=IF([.N42]&gt;0;[.N42];[.L42])*[.J42]" office:value-type="currency" office:currency="CAD" office:value="0.804" calcext:value-type="currency">
            <text:p>$0.80</text:p>
          </table:table-cell>
          <table:table-cell table:style-name="ce1" office:value-type="string" calcext:value-type="string">
            <text:p>https://www.digikey.com/product-detail/en/panasonic-electronic-components/ERJ-2RKF33R0X/P33-0LCT-ND/1746675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3, R4, R10, R27, R2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ERJ-2RKF2400X</text:p>
          </table:table-cell>
          <table:table-cell/>
          <table:table-cell office:value-type="string" calcext:value-type="string">
            <text:p>Panasonic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currency" office:currency="CAD" office:value="0.021" calcext:value-type="currency">
            <text:p>$0.021</text:p>
          </table:table-cell>
          <table:table-cell table:formula="of:=[.L43]*[.J43]" office:value-type="currency" office:currency="CAD" office:value="0.105" calcext:value-type="currency">
            <text:p>$0.11</text:p>
          </table:table-cell>
          <table:table-cell/>
          <table:table-cell table:formula="of:=IF([.N43]&gt;0;[.N43];[.L43])*[.J43]" office:value-type="currency" office:currency="CAD" office:value="0.105" calcext:value-type="currency">
            <text:p>$0.11</text:p>
          </table:table-cell>
          <table:table-cell table:style-name="ce1" office:value-type="string" calcext:value-type="string">
            <text:p>https://www.mouser.com/ProductDetail/667-ERJ-2RKF2400X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5, R3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ERJ-2RKF1000X</text:p>
          </table:table-cell>
          <table:table-cell/>
          <table:table-cell office:value-type="string" calcext:value-type="string">
            <text:p>Panasonic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currency" office:currency="CAD" office:value="0.017" calcext:value-type="currency">
            <text:p>$0.017</text:p>
          </table:table-cell>
          <table:table-cell table:formula="of:=[.L44]*[.J44]" office:value-type="currency" office:currency="CAD" office:value="0.034" calcext:value-type="currency">
            <text:p>$0.03</text:p>
          </table:table-cell>
          <table:table-cell/>
          <table:table-cell table:formula="of:=IF([.N44]&gt;0;[.N44];[.L44])*[.J44]" office:value-type="currency" office:currency="CAD" office:value="0.034" calcext:value-type="currency">
            <text:p>$0.03</text:p>
          </table:table-cell>
          <table:table-cell table:style-name="ce1" office:value-type="string" calcext:value-type="string">
            <text:p>https://www.mouser.com/ProductDetail/667-ERJ-2RKF1000X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7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ERJ-2RKF1212X</text:p>
          </table:table-cell>
          <table:table-cell/>
          <table:table-cell office:value-type="string" calcext:value-type="string">
            <text:p>Panasonic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currency" office:currency="CAD" office:value="0.015" calcext:value-type="currency">
            <text:p>$0.015</text:p>
          </table:table-cell>
          <table:table-cell table:formula="of:=[.L45]*[.J45]" office:value-type="currency" office:currency="CAD" office:value="0.015" calcext:value-type="currency">
            <text:p>$0.02</text:p>
          </table:table-cell>
          <table:table-cell/>
          <table:table-cell table:formula="of:=IF([.N45]&gt;0;[.N45];[.L45])*[.J45]" office:value-type="currency" office:currency="CAD" office:value="0.015" calcext:value-type="currency">
            <text:p>$0.02</text:p>
          </table:table-cell>
          <table:table-cell table:style-name="ce1" office:value-type="string" calcext:value-type="string">
            <text:p>https://www.mouser.com/ProductDetail/667-ERJ-2RKF1212X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11, R12, R18, R32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ERJ-2RKF5101X</text:p>
          </table:table-cell>
          <table:table-cell/>
          <table:table-cell office:value-type="string" calcext:value-type="string">
            <text:p>Panasonic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currency" office:currency="CAD" office:value="0.017" calcext:value-type="currency">
            <text:p>$0.017</text:p>
          </table:table-cell>
          <table:table-cell table:formula="of:=[.L46]*[.J46]" office:value-type="currency" office:currency="CAD" office:value="0.068" calcext:value-type="currency">
            <text:p>$0.07</text:p>
          </table:table-cell>
          <table:table-cell/>
          <table:table-cell table:formula="of:=IF([.N46]&gt;0;[.N46];[.L46])*[.J46]" office:value-type="currency" office:currency="CAD" office:value="0.068" calcext:value-type="currency">
            <text:p>$0.07</text:p>
          </table:table-cell>
          <table:table-cell table:style-name="ce1" office:value-type="string" calcext:value-type="string">
            <text:p>https://www.mouser.com/ProductDetail/667-ERJ-2RKF5101X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R8, R13, R19, R20, R21, R22, R23, R24, R25, R29, R30, R31, R3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ERJ-2RKF1002X</text:p>
          </table:table-cell>
          <table:table-cell/>
          <table:table-cell office:value-type="string" calcext:value-type="string">
            <text:p>Panasonic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currency" office:currency="CAD" office:value="0.016" calcext:value-type="currency">
            <text:p>$0.016</text:p>
          </table:table-cell>
          <table:table-cell table:formula="of:=[.L47]*[.J47]" office:value-type="currency" office:currency="CAD" office:value="0.208" calcext:value-type="currency">
            <text:p>$0.21</text:p>
          </table:table-cell>
          <table:table-cell/>
          <table:table-cell table:formula="of:=IF([.N47]&gt;0;[.N47];[.L47])*[.J47]" office:value-type="currency" office:currency="CAD" office:value="0.208" calcext:value-type="currency">
            <text:p>$0.21</text:p>
          </table:table-cell>
          <table:table-cell table:style-name="ce1" office:value-type="string" calcext:value-type="string">
            <text:p>https://www.mouser.com/ProductDetail/667-ERJ-2RKF1002X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14, R15, R16, R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ERJ-2RKF47R0X</text:p>
          </table:table-cell>
          <table:table-cell/>
          <table:table-cell office:value-type="string" calcext:value-type="string">
            <text:p>Panasonic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currency" office:currency="CAD" office:value="0.017" calcext:value-type="currency">
            <text:p>$0.017</text:p>
          </table:table-cell>
          <table:table-cell table:formula="of:=[.L48]*[.J48]" office:value-type="currency" office:currency="CAD" office:value="0.068" calcext:value-type="currency">
            <text:p>$0.07</text:p>
          </table:table-cell>
          <table:table-cell/>
          <table:table-cell table:formula="of:=IF([.N48]&gt;0;[.N48];[.L48])*[.J48]" office:value-type="currency" office:currency="CAD" office:value="0.068" calcext:value-type="currency">
            <text:p>$0.07</text:p>
          </table:table-cell>
          <table:table-cell table:style-name="ce1" office:value-type="string" calcext:value-type="string">
            <text:p>https://www.mouser.com/ProductDetail/667-ERJ-2RKF47R0X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R17, R26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ERJ-2RKF1501X </text:p>
          </table:table-cell>
          <table:table-cell/>
          <table:table-cell office:value-type="string" calcext:value-type="string">
            <text:p>Panasonic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currency" office:currency="CAD" office:value="0.006" calcext:value-type="currency">
            <text:p>$0.006</text:p>
          </table:table-cell>
          <table:table-cell table:formula="of:=[.L49]*[.J49]" office:value-type="currency" office:currency="CAD" office:value="0.012" calcext:value-type="currency">
            <text:p>$0.01</text:p>
          </table:table-cell>
          <table:table-cell/>
          <table:table-cell table:formula="of:=IF([.N49]&gt;0;[.N49];[.L49])*[.J49]" office:value-type="currency" office:currency="CAD" office:value="0.012" calcext:value-type="currency">
            <text:p>$0.01</text:p>
          </table:table-cell>
          <table:table-cell table:style-name="ce1" office:value-type="string" calcext:value-type="string">
            <text:p>https://www.digikey.com/product-detail/en/panasonic-electronic-components/ERJ-2RKF1501X/P1-50KLCT-ND/194105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33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ERJ-2RKF7500X</text:p>
          </table:table-cell>
          <table:table-cell/>
          <table:table-cell office:value-type="string" calcext:value-type="string">
            <text:p>Panasonic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currency" office:currency="CAD" office:value="0.018" calcext:value-type="currency">
            <text:p>$0.018</text:p>
          </table:table-cell>
          <table:table-cell table:formula="of:=[.L50]*[.J50]" office:value-type="currency" office:currency="CAD" office:value="0.018" calcext:value-type="currency">
            <text:p>$0.02</text:p>
          </table:table-cell>
          <table:table-cell/>
          <table:table-cell table:formula="of:=IF([.N50]&gt;0;[.N50];[.L50])*[.J50]" office:value-type="currency" office:currency="CAD" office:value="0.018" calcext:value-type="currency">
            <text:p>$0.02</text:p>
          </table:table-cell>
          <table:table-cell table:style-name="ce1" office:value-type="string" calcext:value-type="string">
            <text:p>https://www.mouser.com/ProductDetail/667-ERJ-2RKF7500X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34, R36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ERJ-2RKF1201X</text:p>
          </table:table-cell>
          <table:table-cell/>
          <table:table-cell office:value-type="string" calcext:value-type="string">
            <text:p>Panasonic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currency" office:currency="CAD" office:value="0.016" calcext:value-type="currency">
            <text:p>$0.016</text:p>
          </table:table-cell>
          <table:table-cell table:formula="of:=[.L51]*[.J51]" office:value-type="currency" office:currency="CAD" office:value="0.032" calcext:value-type="currency">
            <text:p>$0.03</text:p>
          </table:table-cell>
          <table:table-cell/>
          <table:table-cell table:formula="of:=IF([.N51]&gt;0;[.N51];[.L51])*[.J51]" office:value-type="currency" office:currency="CAD" office:value="0.032" calcext:value-type="currency">
            <text:p>$0.03</text:p>
          </table:table-cell>
          <table:table-cell table:style-name="ce1" office:value-type="string" calcext:value-type="string">
            <text:p>https://www.mouser.com/ProductDetail/667-ERJ-2RKF1201X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N1, RN2, RN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vice:R_Network08</text:p>
          </table:table-cell>
          <table:table-cell office:value-type="string" calcext:value-type="string">
            <text:p>KiCAD_Magic:EXBD-1206</text:p>
          </table:table-cell>
          <table:table-cell office:value-type="string" calcext:value-type="string">
            <text:p>EXB-D10C470J</text:p>
          </table:table-cell>
          <table:table-cell/>
          <table:table-cell office:value-type="string" calcext:value-type="string">
            <text:p>Panasonic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currency" office:currency="CAD" office:value="0.163" calcext:value-type="currency">
            <text:p>$0.163</text:p>
          </table:table-cell>
          <table:table-cell table:formula="of:=[.L52]*[.J52]" office:value-type="currency" office:currency="CAD" office:value="0.489" calcext:value-type="currency">
            <text:p>$0.49</text:p>
          </table:table-cell>
          <table:table-cell/>
          <table:table-cell table:formula="of:=IF([.N52]&gt;0;[.N52];[.L52])*[.J52]" office:value-type="currency" office:currency="CAD" office:value="0.489" calcext:value-type="currency">
            <text:p>$0.49</text:p>
          </table:table-cell>
          <table:table-cell table:style-name="ce1" office:value-type="string" calcext:value-type="string">
            <text:p>https://www.mouser.com/ProductDetail/667-EXB-D10C470J</text:p>
          </table:table-cell>
          <table:table-cell office:value-type="string" calcext:value-type="string">
            <text:p>http://www.vishay.com/docs/31509/csc.pdf</text:p>
          </table:table-cell>
          <table:table-cell table:number-columns-repeated="48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N4, RN5, RN6, RN7, RN8, RN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ack04</text:p>
          </table:table-cell>
          <table:table-cell office:value-type="string" calcext:value-type="string">
            <text:p>Resistor_SMD:R_Array_Concave_4x0603</text:p>
          </table:table-cell>
          <table:table-cell office:value-type="string" calcext:value-type="string">
            <text:p>CAT16-103J4GLF </text:p>
          </table:table-cell>
          <table:table-cell/>
          <table:table-cell office:value-type="string" calcext:value-type="string">
            <text:p>Bourns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currency" office:currency="CAD" office:value="0.014" calcext:value-type="currency">
            <text:p>$0.014</text:p>
          </table:table-cell>
          <table:table-cell table:formula="of:=[.L53]*[.J53]" office:value-type="currency" office:currency="CAD" office:value="0.084" calcext:value-type="currency">
            <text:p>$0.08</text:p>
          </table:table-cell>
          <table:table-cell/>
          <table:table-cell table:formula="of:=IF([.N53]&gt;0;[.N53];[.L53])*[.J53]" office:value-type="currency" office:currency="CAD" office:value="0.084" calcext:value-type="currency">
            <text:p>$0.08</text:p>
          </table:table-cell>
          <table:table-cell table:style-name="ce1" office:value-type="string" calcext:value-type="string">
            <text:p>https://www.mouser.com/ProductDetail/652-CAT16-103J4GLF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N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Pack04</text:p>
          </table:table-cell>
          <table:table-cell office:value-type="string" calcext:value-type="string">
            <text:p>Resistor_SMD:R_Array_Concave_4x0603</text:p>
          </table:table-cell>
          <table:table-cell office:value-type="string" calcext:value-type="string">
            <text:p>CAT16-471J4LF </text:p>
          </table:table-cell>
          <table:table-cell/>
          <table:table-cell office:value-type="string" calcext:value-type="string">
            <text:p>Bourn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currency" office:currency="CAD" office:value="0.092" calcext:value-type="currency">
            <text:p>$0.092</text:p>
          </table:table-cell>
          <table:table-cell table:formula="of:=[.L54]*[.J54]" office:value-type="currency" office:currency="CAD" office:value="0.092" calcext:value-type="currency">
            <text:p>$0.09</text:p>
          </table:table-cell>
          <table:table-cell/>
          <table:table-cell table:formula="of:=IF([.N54]&gt;0;[.N54];[.L54])*[.J54]" office:value-type="currency" office:currency="CAD" office:value="0.092" calcext:value-type="currency">
            <text:p>$0.09</text:p>
          </table:table-cell>
          <table:table-cell table:style-name="ce1" office:value-type="string" calcext:value-type="string">
            <text:p>https://www.mouser.com/ProductDetail/652-CAT16-471J4LF</text:p>
          </table:table-cell>
          <table:table-cell office:value-type="string" calcext:value-type="string">
            <text:p>~</text:p>
          </table:table-cell>
          <table:table-cell table:number-columns-repeated="48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SW1, SW2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Switch:SW_SPST</text:p>
          </table:table-cell>
          <table:table-cell office:value-type="string" calcext:value-type="string">
            <text:p>Button_Switch_SMD:SW_SPST_PTS810</text:p>
          </table:table-cell>
          <table:table-cell office:value-type="string" calcext:value-type="string">
            <text:p>PTS810 SJK 250 SMTR LFS</text:p>
          </table:table-cell>
          <table:table-cell/>
          <table:table-cell office:value-type="string" calcext:value-type="string">
            <text:p>C&amp;K Switches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currency" office:currency="CAD" office:value="0.165" calcext:value-type="currency">
            <text:p>$0.165</text:p>
          </table:table-cell>
          <table:table-cell table:formula="of:=[.L55]*[.J55]" office:value-type="currency" office:currency="CAD" office:value="0.33" calcext:value-type="currency">
            <text:p>$0.33</text:p>
          </table:table-cell>
          <table:table-cell/>
          <table:table-cell table:formula="of:=IF([.N55]&gt;0;[.N55];[.L55])*[.J55]" office:value-type="currency" office:currency="CAD" office:value="0.33" calcext:value-type="currency">
            <text:p>$0.33</text:p>
          </table:table-cell>
          <table:table-cell table:style-name="ce1" office:value-type="string" calcext:value-type="string">
            <text:p>https://www.mouser.com/ProductDetail/611-PTS810SJK250SMTR</text:p>
          </table:table-cell>
          <table:table-cell office:value-type="string" calcext:value-type="string">
            <text:p>https://dznh3ojzb2azq.cloudfront.net/products/Tactile/PTS810/documents/datasheet.pdf</text:p>
          </table:table-cell>
          <table:table-cell table:number-columns-repeated="48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Y1</text:p>
          </table:table-cell>
          <table:table-cell office:value-type="string" calcext:value-type="string">
            <text:p>25MHz</text:p>
          </table:table-cell>
          <table:table-cell office:value-type="string" calcext:value-type="string">
            <text:p>Logicbone:Crystal_GND24</text:p>
          </table:table-cell>
          <table:table-cell office:value-type="string" calcext:value-type="string">
            <text:p>Crystal:Crystal_SMD_2520-4Pin_2.5x2.0mm</text:p>
          </table:table-cell>
          <table:table-cell office:value-type="string" calcext:value-type="string">
            <text:p>ECS-250-18-36B-CKY-TR</text:p>
          </table:table-cell>
          <table:table-cell/>
          <table:table-cell office:value-type="string" calcext:value-type="string">
            <text:p>ECS Inc.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currency" office:currency="CAD" office:value="0.363" calcext:value-type="currency">
            <text:p>$0.363</text:p>
          </table:table-cell>
          <table:table-cell table:formula="of:=[.L56]*[.J56]" office:value-type="currency" office:currency="CAD" office:value="0.363" calcext:value-type="currency">
            <text:p>$0.36</text:p>
          </table:table-cell>
          <table:table-cell/>
          <table:table-cell table:formula="of:=IF([.N56]&gt;0;[.N56];[.L56])*[.J56]" office:value-type="currency" office:currency="CAD" office:value="0.363" calcext:value-type="currency">
            <text:p>$0.36</text:p>
          </table:table-cell>
          <table:table-cell table:style-name="ce1" office:value-type="string" calcext:value-type="string">
            <text:p>https://www.mouser.com/ProductDetail/520-250-18-36B-CKYT</text:p>
          </table:table-cell>
          <table:table-cell office:value-type="string" calcext:value-type="string">
            <text:p>https://ecsxtal.com/store/pdf/ECX-2236B.pdf</text:p>
          </table:table-cell>
          <table:table-cell table:number-columns-repeated="48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11"/>
          <table:table-cell table:style-name="ce10" office:value-type="string" calcext:value-type="string">
            <text:p>Total:</text:p>
          </table:table-cell>
          <table:table-cell table:formula="of:=SUM([.M2:.M56])" office:value-type="currency" office:currency="CAD" office:value="88.89851" calcext:value-type="currency">
            <text:p>$88.90</text:p>
          </table:table-cell>
          <table:table-cell table:style-name="ce10" office:value-type="string" calcext:value-type="string">
            <text:p>Total Upgr:</text:p>
          </table:table-cell>
          <table:table-cell table:formula="of:=SUM([.O2:.O56])" office:value-type="currency" office:currency="CAD" office:value="141.87491" calcext:value-type="currency">
            <text:p>$141.87</text:p>
          </table:table-cell>
          <table:table-cell table:number-columns-repeated="50"/>
        </table:table-row>
        <table:table-row table:style-name="ro1" table:number-rows-repeated="1048517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number:currency-style style:name="N111P0" style:volatile="true">
      <number:currency-symbol number:language="en" number:country="CA">$</number:currency-symbol>
      <number:number number:decimal-places="3" loext:min-decimal-places="3" number:min-integer-digits="1" number:grouping="true"/>
    </number:currency-style>
    <number:currency-style style:name="N111" number:title="User-defined">
      <number:text>-</number:text>
      <number:currency-symbol number:language="en" number:country="CA">$</number:currency-symbol>
      <number:number number:decimal-places="3" loext:min-decimal-places="3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00-00-00</text:date>, <text:time style:data-style-name="N2" text:time-value="01:25:52.655760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06T01:50:11.450890564</dc:date>
    <meta:editing-duration>PT46M48S</meta:editing-duration>
    <meta:editing-cycles>7</meta:editing-cycles>
    <meta:generator>LibreOffice/6.4.2.2$Linux_X86_64 LibreOffice_project/40$Build-2</meta:generator>
    <meta:document-statistic meta:table-count="1" meta:cell-count="778" meta:object-count="0"/>
  </office:meta>
</office:document-meta>
</file>